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4800000048F60CB6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paragraph-properties fo:margin-left="0in" fo:margin-right="0in" fo:margin-top="0in" fo:margin-bottom="0in" style:contextual-spacing="false" fo:text-indent="0in" style:auto-text-indent="false"/>
    </style:style>
    <style:style style:name="P3" style:family="paragraph" style:parent-style-name="Text_20_body" style:list-style-name="L1"/>
    <style:style style:name="P4" style:family="paragraph" style:parent-style-name="Text_20_body" style:list-style-name="L2">
      <style:paragraph-properties fo:margin-left="0in" fo:margin-right="0in" fo:margin-top="0in" fo:margin-bottom="0in" style:contextual-spacing="false" fo:text-indent="0in" style:auto-text-indent="false"/>
    </style:style>
    <style:style style:name="P5" style:family="paragraph" style:parent-style-name="Text_20_body" style:list-style-name="L2"/>
    <style:style style:name="P6" style:family="paragraph" style:parent-style-name="Text_20_body" style:list-style-name="L3">
      <style:paragraph-properties fo:margin-left="0in" fo:margin-right="0in" fo:margin-top="0in" fo:margin-bottom="0in" style:contextual-spacing="false" fo:text-indent="0in" style:auto-text-indent="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paragraph-properties fo:margin-left="0in" fo:margin-right="0in" fo:margin-top="0in" fo:margin-bottom="0in" style:contextual-spacing="false" fo:text-indent="0in" style:auto-text-indent="false"/>
    </style:style>
    <style:style style:name="P10" style:family="paragraph" style:parent-style-name="Text_20_body" style:list-style-name="L4">
      <style:paragraph-properties fo:margin-left="0in" fo:margin-right="0in" fo:text-indent="0in" style:auto-text-indent="false"/>
    </style:style>
    <style:style style:name="P11" style:family="paragraph" style:parent-style-name="Text_20_body" style:list-style-name="L5">
      <style:paragraph-properties fo:margin-left="0in" fo:margin-right="0in" fo:margin-top="0in" fo:margin-bottom="0in" style:contextual-spacing="false" fo:text-indent="0in" style:auto-text-indent="false"/>
    </style:style>
    <style:style style:name="P12" style:family="paragraph" style:parent-style-name="Text_20_body" style:list-style-name="L5">
      <style:paragraph-properties fo:margin-left="0in" fo:margin-right="0in" fo:text-indent="0in" style:auto-text-indent="false"/>
    </style:style>
    <style:style style:name="P13" style:family="paragraph" style:parent-style-name="Standard">
      <style:text-properties officeooo:paragraph-rsid="0008c152"/>
    </style:style>
    <style:style style:name="P14" style:family="paragraph" style:parent-style-name="Standard">
      <style:paragraph-properties fo:margin-left="0in" fo:margin-right="0in" fo:text-indent="0in" style:auto-text-indent="false"/>
    </style:style>
    <style:style style:name="P15" style:family="paragraph" style:parent-style-name="Standard">
      <style:text-properties officeooo:rsid="0009132d" officeooo:paragraph-rsid="0009132d"/>
    </style:style>
    <style:style style:name="T1" style:family="text">
      <style:text-properties officeooo:rsid="0008c152"/>
    </style:style>
    <style:style style:name="T2" style:family="text">
      <style:text-properties officeooo:rsid="0009132d"/>
    </style:style>
    <style:style style:name="T3"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community.deeplearning.ai/t/a-suggestion-for-making-the-shape-of-matrices-consistent-and-redrawing-the-ann-processing-chain-in-3-d/789006" text:style-name="Internet_20_link" text:visited-style-name="Visited_20_Internet_20_Link">https://community.deeplearning.ai/t/a-suggestion-for-making-the-shape-of-matrices-consistent-and-redrawing-the-ann-processing-chain-in-3-d/789006</text:a></text:p>
      <text:p text:style-name="P1">Nothing to really write home about <draw:frame draw:style-name="fr1" draw:name="Image1" text:anchor-type="as-char" svg:width="0.2083in" svg:height="0.2083in" draw:z-index="0"><draw:image xlink:href="Pictures/100000010000004800000048F60CB643.png" xlink:type="simple" xlink:show="embed" xlink:actuate="onLoad" draw:mime-type="image/png"/><svg:title>:smiling_face_with_sunglasses:</svg:title></draw:frame>, but I was thinking, we describe (and program out) the processing of the ANN as matrix operations, but this seems low-level and also inherited from the conventions of linear algebra. It becomes subtle once batch processing enters the picture. Then one needs fixes between the math level and the program level like “broadcasting”. Furthermore the “individual elements of a batch” appear along the “2nd dimension” of matrices, but the “2nd dimension” is also used as usual for the <text:bookmark text:name="MJXc-Node-5819"/><text:bookmark text:name="MJXc-Node-5818"/><text:bookmark text:name="MJXc-Node-5817"/><text:bookmark text:name="MathJax-Element-827-Frame"/>W (weight) linear transformation matrices. As an IT guy, that looks somewhat sloppy.</text:p>
      <text:p text:style-name="Text_20_body">First note a subtlety that one should make clear: one can always remove or add an arbitrary number of dimensions of size 1 to an array, thus making arrays of the following shapes (for example) equivalent:</text:p>
      <text:list text:style-name="L1">
        <text:list-item>
          <text:p text:style-name="P2"><text:bookmark text:name="MJXc-Node-5822"/><text:bookmark text:name="MJXc-Node-5821"/><text:bookmark text:name="MJXc-Node-5820"/><text:bookmark text:name="MathJax-Element-828-Frame"/>(<text:bookmark text:name="MJXc-Node-5823"/>a<text:bookmark text:name="MJXc-Node-5824"/>,<text:bookmark text:name="MJXc-Node-5825"/>b<text:bookmark text:name="MJXc-Node-5826"/>) </text:p>
        </text:list-item>
        <text:list-item>
          <text:p text:style-name="P2"><text:bookmark text:name="MJXc-Node-5829"/><text:bookmark text:name="MJXc-Node-5828"/><text:bookmark text:name="MJXc-Node-5827"/><text:bookmark text:name="MathJax-Element-829-Frame"/>(<text:bookmark text:name="MJXc-Node-5830"/>a<text:bookmark text:name="MJXc-Node-5831"/>,<text:bookmark text:name="MJXc-Node-5832"/>b<text:bookmark text:name="MJXc-Node-5833"/>,<text:bookmark text:name="MJXc-Node-5834"/>1<text:bookmark text:name="MJXc-Node-5835"/>) </text:p>
        </text:list-item>
        <text:list-item>
          <text:p text:style-name="P2"><text:bookmark text:name="MJXc-Node-5838"/><text:bookmark text:name="MJXc-Node-5837"/><text:bookmark text:name="MJXc-Node-5836"/><text:bookmark text:name="MathJax-Element-830-Frame"/>(<text:bookmark text:name="MJXc-Node-5839"/>a<text:bookmark text:name="MJXc-Node-5840"/>,<text:bookmark text:name="MJXc-Node-5841"/>b<text:bookmark text:name="MJXc-Node-5842"/>,<text:bookmark text:name="MJXc-Node-5843"/>1<text:bookmark text:name="MJXc-Node-5844"/>,<text:bookmark text:name="MJXc-Node-5845"/>1<text:bookmark text:name="MJXc-Node-5846"/>) </text:p>
        </text:list-item>
        <text:list-item>
          <text:p text:style-name="P3">etc.. </text:p>
        </text:list-item>
      </text:list>
      <text:p text:style-name="P1">This is not unlike being able to add or remove 0’s on the left of a number in standard notation and nothing changes in what the number designates: <text:bookmark text:name="MJXc-Node-5849"/><text:bookmark text:name="MJXc-Node-5848"/><text:bookmark text:name="MJXc-Node-5847"/><text:bookmark text:name="MathJax-Element-831-Frame"/>000012<text:bookmark text:name="MJXc-Node-5850"/>=<text:bookmark text:name="MJXc-Node-5851"/>12.</text:p>
      <text:p text:style-name="Text_20_body">But note this:</text:p>
      <text:list text:style-name="L2">
        <text:list-item>
          <text:p text:style-name="P4"><text:bookmark text:name="MJXc-Node-5854"/><text:bookmark text:name="MJXc-Node-5853"/><text:bookmark text:name="MJXc-Node-5852"/><text:bookmark text:name="MathJax-Element-832-Frame"/>(<text:bookmark text:name="MJXc-Node-5855"/>), no shape at all, a scalar </text:p>
        </text:list-item>
        <text:list-item>
          <text:p text:style-name="P4"><text:bookmark text:name="MJXc-Node-5858"/><text:bookmark text:name="MJXc-Node-5857"/><text:bookmark text:name="MJXc-Node-5856"/><text:bookmark text:name="MathJax-Element-833-Frame"/>(<text:bookmark text:name="MJXc-Node-5859"/>a<text:bookmark text:name="MJXc-Node-5860"/>), undetermined orientation (“upgrade” the array to <text:bookmark text:name="MJXc-Node-5863"/><text:bookmark text:name="MJXc-Node-5862"/><text:bookmark text:name="MJXc-Node-5861"/><text:bookmark text:name="MathJax-Element-834-Frame"/>(<text:bookmark text:name="MJXc-Node-5864"/>a<text:bookmark text:name="MJXc-Node-5865"/>,<text:bookmark text:name="MJXc-Node-5866"/>1<text:bookmark text:name="MJXc-Node-5867"/>) or <text:bookmark text:name="MJXc-Node-5870"/><text:bookmark text:name="MJXc-Node-5869"/><text:bookmark text:name="MJXc-Node-5868"/><text:bookmark text:name="MathJax-Element-835-Frame"/>(<text:bookmark text:name="MJXc-Node-5871"/>1<text:bookmark text:name="MJXc-Node-5872"/>,<text:bookmark text:name="MJXc-Node-5873"/>a<text:bookmark text:name="MJXc-Node-5874"/>), as desired) </text:p>
        </text:list-item>
        <text:list-item>
          <text:p text:style-name="P4"><text:bookmark text:name="MJXc-Node-5877"/><text:bookmark text:name="MJXc-Node-5876"/><text:bookmark text:name="MJXc-Node-5875"/><text:bookmark text:name="MathJax-Element-836-Frame"/>(<text:bookmark text:name="MJXc-Node-5878"/>a<text:bookmark text:name="MJXc-Node-5879"/>,<text:bookmark text:name="MJXc-Node-5880"/>1<text:bookmark text:name="MJXc-Node-5881"/>), a column vector of <text:bookmark text:name="MJXc-Node-5884"/><text:bookmark text:name="MJXc-Node-5883"/><text:bookmark text:name="MJXc-Node-5882"/><text:bookmark text:name="MathJax-Element-837-Frame"/>a rows </text:p>
        </text:list-item>
        <text:list-item>
          <text:p text:style-name="P4"><text:bookmark text:name="MJXc-Node-5887"/><text:bookmark text:name="MJXc-Node-5886"/><text:bookmark text:name="MJXc-Node-5885"/><text:bookmark text:name="MathJax-Element-838-Frame"/>(<text:bookmark text:name="MJXc-Node-5888"/>a<text:bookmark text:name="MJXc-Node-5889"/>,<text:bookmark text:name="MJXc-Node-5890"/>1<text:bookmark text:name="MJXc-Node-5891"/>,<text:bookmark text:name="MJXc-Node-5892"/>1<text:bookmark text:name="MJXc-Node-5893"/>) </text:p>
        </text:list-item>
        <text:list-item>
          <text:p text:style-name="P5">etc.. </text:p>
        </text:list-item>
      </text:list>
      <text:p text:style-name="Text_20_body">Contrariwise:</text:p>
      <text:list text:style-name="L3">
        <text:list-item>
          <text:p text:style-name="P6"><text:bookmark text:name="MJXc-Node-5896"/><text:bookmark text:name="MJXc-Node-5895"/><text:bookmark text:name="MJXc-Node-5894"/><text:bookmark text:name="MathJax-Element-839-Frame"/>(<text:bookmark text:name="MJXc-Node-5897"/>1<text:bookmark text:name="MJXc-Node-5898"/>,<text:bookmark text:name="MJXc-Node-5899"/>a<text:bookmark text:name="MJXc-Node-5900"/>), a row vector of <text:bookmark text:name="MJXc-Node-5903"/><text:bookmark text:name="MJXc-Node-5902"/><text:bookmark text:name="MJXc-Node-5901"/><text:bookmark text:name="MathJax-Element-840-Frame"/>a columns </text:p>
        </text:list-item>
        <text:list-item>
          <text:p text:style-name="P6"><text:bookmark text:name="MJXc-Node-5906"/><text:bookmark text:name="MJXc-Node-5905"/><text:bookmark text:name="MJXc-Node-5904"/><text:bookmark text:name="MathJax-Element-841-Frame"/>(<text:bookmark text:name="MJXc-Node-5907"/>1<text:bookmark text:name="MJXc-Node-5908"/>,<text:bookmark text:name="MJXc-Node-5909"/>a<text:bookmark text:name="MJXc-Node-5910"/>,<text:bookmark text:name="MJXc-Node-5911"/>1<text:bookmark text:name="MJXc-Node-5912"/>) </text:p>
        </text:list-item>
        <text:list-item>
          <text:p text:style-name="P6"><text:bookmark text:name="MJXc-Node-5915"/><text:bookmark text:name="MJXc-Node-5914"/><text:bookmark text:name="MJXc-Node-5913"/><text:bookmark text:name="MathJax-Element-842-Frame"/>(<text:bookmark text:name="MJXc-Node-5916"/>1<text:bookmark text:name="MJXc-Node-5917"/>,<text:bookmark text:name="MJXc-Node-5918"/>a<text:bookmark text:name="MJXc-Node-5919"/>,<text:bookmark text:name="MJXc-Node-5920"/>1<text:bookmark text:name="MJXc-Node-5921"/>,<text:bookmark text:name="MJXc-Node-5922"/>1<text:bookmark text:name="MJXc-Node-5923"/>) </text:p>
        </text:list-item>
        <text:list-item>
          <text:p text:style-name="P7">etc.. </text:p>
        </text:list-item>
      </text:list>
      <text:p text:style-name="Text_20_body">After this intro, the basic idea (it’s very pedestrian). would be to do the following:</text:p>
      <text:list text:style-name="L4">
        <text:list-item>
          <text:p text:style-name="P8">express all the matrices we encounter during processing <text:span text:style-name="Strong_20_Emphasis">always</text:span> as 3-D matrices/arrays </text:p>
        </text:list-item>
        <text:list-item>
          <text:p text:style-name="P8">…with dimension <text:span text:style-name="Strong_20_Emphasis">row</text:span>, <text:span text:style-name="Strong_20_Emphasis">col</text:span>, <text:span text:style-name="Strong_20_Emphasis">depth</text:span> (in that order, order being important), and </text:p>
        </text:list-item>
        <text:list-item>
          <text:p text:style-name="P8">…with the “batch examples” <text:span text:style-name="Strong_20_Emphasis">always</text:span> arranged along the <text:span text:style-name="Strong_20_Emphasis">depth</text:span> dimension, and </text:p>
        </text:list-item>
        <text:list-item>
          <text:p text:style-name="P8">with the operations transforming one array into the next <text:span text:style-name="Emphasis">disentangled</text:span> from the underlying linear algebra (but of course still <text:span text:style-name="Emphasis">explained</text:span> via linear algebra) as follows: </text:p>
          <text:list>
            <text:list-item>
              <text:p text:style-name="P9"><text:bookmark text:name="MJXc-Node-5926"/><text:bookmark text:name="MJXc-Node-5925"/><text:bookmark text:name="MJXc-Node-5924"/><text:bookmark text:name="MathJax-Element-843-Frame"/>M<text:bookmark text:name="MJXc-Node-5927"/>I<text:bookmark text:name="MJXc-Node-5928"/>X: performs a linear transformation by multiplying each <text:bookmark text:name="MJXc-Node-5931"/><text:bookmark text:name="MJXc-Node-5930"/><text:bookmark text:name="MJXc-Node-5929"/><text:bookmark text:name="MathJax-Element-844-Frame"/>(<text:bookmark text:name="MJXc-Node-5932"/>a<text:bookmark text:name="MJXc-Node-5933"/>,<text:bookmark text:name="MJXc-Node-5934"/>1<text:bookmark text:name="MJXc-Node-5935"/>,<text:bookmark text:name="MJXc-Node-5936"/>1<text:bookmark text:name="MJXc-Node-5937"/>) shaped sub-array (slice) found along the <text:span text:style-name="Strong_20_Emphasis">depth</text:span> dimension of an input array of shape <text:bookmark text:name="MJXc-Node-5940"/><text:bookmark text:name="MJXc-Node-5939"/><text:bookmark text:name="MJXc-Node-5938"/><text:bookmark text:name="MathJax-Element-845-Frame"/>(<text:bookmark text:name="MJXc-Node-5941"/>a<text:bookmark text:name="MJXc-Node-5942"/>,<text:bookmark text:name="MJXc-Node-5943"/>1<text:bookmark text:name="MJXc-Node-5944"/>,<text:bookmark text:name="MJXc-Node-5945"/>m<text:bookmark text:name="MJXc-Node-5946"/>) with a matrix of shape <text:bookmark text:name="MJXc-Node-5949"/><text:bookmark text:name="MJXc-Node-5948"/><text:bookmark text:name="MJXc-Node-5947"/><text:bookmark text:name="MathJax-Element-846-Frame"/>(<text:bookmark text:name="MJXc-Node-5950"/>b<text:bookmark text:name="MJXc-Node-5951"/>,<text:bookmark text:name="MJXc-Node-5952"/>a<text:bookmark text:name="MJXc-Node-5953"/>) “on the left”, yielding an output array of shape <text:bookmark text:name="MJXc-Node-5956"/><text:bookmark text:name="MJXc-Node-5955"/><text:bookmark text:name="MJXc-Node-5954"/><text:bookmark text:name="MathJax-Element-847-Frame"/>(<text:bookmark text:name="MJXc-Node-5957"/>b<text:bookmark text:name="MJXc-Node-5958"/>,<text:bookmark text:name="MJXc-Node-5959"/>1<text:bookmark text:name="MJXc-Node-5960"/>,<text:bookmark text:name="MJXc-Node-5961"/>m<text:bookmark text:name="MJXc-Node-5962"/>) composed of the individually transformed slices along <text:span text:style-name="Strong_20_Emphasis">depth</text:span> </text:p>
            </text:list-item>
            <text:list-item>
              <text:p text:style-name="P9"><text:bookmark text:name="MJXc-Node-5965"/><text:bookmark text:name="MJXc-Node-5964"/><text:bookmark text:name="MJXc-Node-5963"/><text:bookmark text:name="MathJax-Element-848-Frame"/><text:soft-page-break/>A<text:bookmark text:name="MJXc-Node-5966"/>D<text:bookmark text:name="MJXc-Node-5967"/>D: adds an array of shape <text:bookmark text:name="MJXc-Node-5970"/><text:bookmark text:name="MJXc-Node-5969"/><text:bookmark text:name="MJXc-Node-5968"/><text:bookmark text:name="MathJax-Element-849-Frame"/>(<text:bookmark text:name="MJXc-Node-5971"/>a<text:bookmark text:name="MJXc-Node-5972"/>,<text:bookmark text:name="MJXc-Node-5973"/>1<text:bookmark text:name="MJXc-Node-5974"/>) to each <text:bookmark text:name="MJXc-Node-5977"/><text:bookmark text:name="MJXc-Node-5976"/><text:bookmark text:name="MJXc-Node-5975"/><text:bookmark text:name="MathJax-Element-850-Frame"/>(<text:bookmark text:name="MJXc-Node-5978"/>a<text:bookmark text:name="MJXc-Node-5979"/>,<text:bookmark text:name="MJXc-Node-5980"/>1<text:bookmark text:name="MJXc-Node-5981"/>,<text:bookmark text:name="MJXc-Node-5982"/>1<text:bookmark text:name="MJXc-Node-5983"/>) shaped sub-array (slice) found along the <text:span text:style-name="Strong_20_Emphasis">depth</text:span> dimension of an input array of shape <text:bookmark text:name="MJXc-Node-5986"/><text:bookmark text:name="MJXc-Node-5985"/><text:bookmark text:name="MJXc-Node-5984"/><text:bookmark text:name="MathJax-Element-851-Frame"/>(<text:bookmark text:name="MJXc-Node-5987"/>a<text:bookmark text:name="MJXc-Node-5988"/>,<text:bookmark text:name="MJXc-Node-5989"/>1<text:bookmark text:name="MJXc-Node-5990"/>,<text:bookmark text:name="MJXc-Node-5991"/>m<text:bookmark text:name="MJXc-Node-5992"/>), yielding an output array of shape <text:bookmark text:name="MJXc-Node-5995"/><text:bookmark text:name="MJXc-Node-5994"/><text:bookmark text:name="MJXc-Node-5993"/><text:bookmark text:name="MathJax-Element-852-Frame"/>(<text:bookmark text:name="MJXc-Node-5996"/>a<text:bookmark text:name="MJXc-Node-5997"/>,<text:bookmark text:name="MJXc-Node-5998"/>1<text:bookmark text:name="MJXc-Node-5999"/>,<text:bookmark text:name="MJXc-Node-6000"/>m<text:bookmark text:name="MJXc-Node-6001"/>), composed of the individually transformed slices along <text:span text:style-name="Strong_20_Emphasis">depth</text:span> </text:p>
            </text:list-item>
            <text:list-item>
              <text:p text:style-name="P9"><text:bookmark text:name="MJXc-Node-6004"/><text:bookmark text:name="MJXc-Node-6003"/><text:bookmark text:name="MJXc-Node-6002"/><text:bookmark text:name="MathJax-Element-853-Frame"/>A<text:bookmark text:name="MJXc-Node-6005"/>P<text:bookmark text:name="MJXc-Node-6006"/>P<text:bookmark text:name="MJXc-Node-6007"/>L<text:bookmark text:name="MJXc-Node-6008"/>Y: applies an arbitrary 1-argument operation to each element of an input array of shape <text:bookmark text:name="MJXc-Node-6011"/><text:bookmark text:name="MJXc-Node-6010"/><text:bookmark text:name="MJXc-Node-6009"/><text:bookmark text:name="MathJax-Element-854-Frame"/>(<text:bookmark text:name="MJXc-Node-6012"/>a<text:bookmark text:name="MJXc-Node-6013"/>,<text:bookmark text:name="MJXc-Node-6014"/>1<text:bookmark text:name="MJXc-Node-6015"/>,<text:bookmark text:name="MJXc-Node-6016"/>m<text:bookmark text:name="MJXc-Node-6017"/>), yielding an output array of identical shape <text:bookmark text:name="MJXc-Node-6020"/><text:bookmark text:name="MJXc-Node-6019"/><text:bookmark text:name="MJXc-Node-6018"/><text:bookmark text:name="MathJax-Element-855-Frame"/>(<text:bookmark text:name="MJXc-Node-6021"/>a<text:bookmark text:name="MJXc-Node-6022"/>,<text:bookmark text:name="MJXc-Node-6023"/>1<text:bookmark text:name="MJXc-Node-6024"/>,<text:bookmark text:name="MJXc-Node-6025"/>m<text:bookmark text:name="MJXc-Node-6026"/>) </text:p>
            </text:list-item>
            <text:list-item>
              <text:p text:style-name="P9"><text:bookmark text:name="MJXc-Node-6029"/><text:bookmark text:name="MJXc-Node-6028"/><text:bookmark text:name="MJXc-Node-6027"/><text:bookmark text:name="MathJax-Element-856-Frame"/>N<text:bookmark text:name="MJXc-Node-6030"/>e<text:bookmark text:name="MJXc-Node-6031"/>g<text:bookmark text:name="MJXc-Node-6032"/>L<text:bookmark text:name="MJXc-Node-6033"/>L: applies the two-argument log-likelihood computation on pairwise elements picked from two input arrays of shape <text:bookmark text:name="MJXc-Node-6036"/><text:bookmark text:name="MJXc-Node-6035"/><text:bookmark text:name="MJXc-Node-6034"/><text:bookmark text:name="MathJax-Element-857-Frame"/>(<text:bookmark text:name="MJXc-Node-6037"/>1<text:bookmark text:name="MJXc-Node-6038"/>,<text:bookmark text:name="MJXc-Node-6039"/>1<text:bookmark text:name="MJXc-Node-6040"/>,<text:bookmark text:name="MJXc-Node-6041"/>m<text:bookmark text:name="MJXc-Node-6042"/>) along the <text:span text:style-name="Strong_20_Emphasis">depth</text:span> dimension, yielding an output arrays of shape <text:bookmark text:name="MJXc-Node-6045"/><text:bookmark text:name="MJXc-Node-6044"/><text:bookmark text:name="MJXc-Node-6043"/><text:bookmark text:name="MathJax-Element-858-Frame"/>(<text:bookmark text:name="MJXc-Node-6046"/>1<text:bookmark text:name="MJXc-Node-6047"/>,<text:bookmark text:name="MJXc-Node-6048"/>1<text:bookmark text:name="MJXc-Node-6049"/>,<text:bookmark text:name="MJXc-Node-6050"/>m<text:bookmark text:name="MJXc-Node-6051"/>) </text:p>
            </text:list-item>
            <text:list-item>
              <text:p text:style-name="P10"><text:bookmark text:name="MJXc-Node-6054"/><text:bookmark text:name="MJXc-Node-6053"/><text:bookmark text:name="MJXc-Node-6052"/><text:bookmark text:name="MathJax-Element-859-Frame"/>M<text:bookmark text:name="MJXc-Node-6055"/>E<text:bookmark text:name="MJXc-Node-6056"/>A<text:bookmark text:name="MJXc-Node-6057"/>N: computes the mean of an input array of shape <text:bookmark text:name="MJXc-Node-6060"/><text:bookmark text:name="MJXc-Node-6059"/><text:bookmark text:name="MJXc-Node-6058"/><text:bookmark text:name="MathJax-Element-860-Frame"/>(<text:bookmark text:name="MJXc-Node-6061"/>1<text:bookmark text:name="MJXc-Node-6062"/>,<text:bookmark text:name="MJXc-Node-6063"/>1<text:bookmark text:name="MJXc-Node-6064"/>,<text:bookmark text:name="MJXc-Node-6065"/>m<text:bookmark text:name="MJXc-Node-6066"/>) along the <text:span text:style-name="Strong_20_Emphasis">depth</text:span> dimension, yielding an output array of shape <text:bookmark text:name="MJXc-Node-6069"/><text:bookmark text:name="MJXc-Node-6068"/><text:bookmark text:name="MJXc-Node-6067"/><text:bookmark text:name="MathJax-Element-861-Frame"/>(<text:bookmark text:name="MJXc-Node-6070"/>1<text:bookmark text:name="MJXc-Node-6071"/>,<text:bookmark text:name="MJXc-Node-6072"/>1<text:bookmark text:name="MJXc-Node-6073"/>,<text:bookmark text:name="MJXc-Node-6074"/>1<text:bookmark text:name="MJXc-Node-6075"/>), i.e. a scalar. </text:p>
            </text:list-item>
          </text:list>
        </text:list-item>
      </text:list>
      <text:p text:style-name="Text_20_body">Now consider a processing chain of a 2-layer ANN like the one below. Note that the layer “widths” (i.e. the number of neurons in that layer) are denoted with:</text:p>
      <text:list text:style-name="L5">
        <text:list-item>
          <text:p text:style-name="P11"><text:bookmark text:name="MJXc-Node-6078"/><text:bookmark text:name="MJXc-Node-6077"/><text:bookmark text:name="MJXc-Node-6076"/><text:bookmark text:name="MathJax-Element-862-Frame"/>λ<text:bookmark text:name="MJXc-Node-6079"/>[<text:bookmark text:name="MJXc-Node-6080"/>0<text:bookmark text:name="MJXc-Node-6081"/>] </text:p>
        </text:list-item>
        <text:list-item>
          <text:p text:style-name="P11"><text:bookmark text:name="MJXc-Node-6084"/><text:bookmark text:name="MJXc-Node-6083"/><text:bookmark text:name="MJXc-Node-6082"/><text:bookmark text:name="MathJax-Element-863-Frame"/>λ<text:bookmark text:name="MJXc-Node-6085"/>[<text:bookmark text:name="MJXc-Node-6086"/>1<text:bookmark text:name="MJXc-Node-6087"/>] </text:p>
        </text:list-item>
        <text:list-item>
          <text:p text:style-name="P12"><text:bookmark text:name="MJXc-Node-6090"/><text:bookmark text:name="MJXc-Node-6089"/><text:bookmark text:name="MJXc-Node-6088"/><text:bookmark text:name="MathJax-Element-864-Frame"/>λ<text:bookmark text:name="MJXc-Node-6091"/>[<text:bookmark text:name="MJXc-Node-6092"/>2<text:bookmark text:name="MJXc-Node-6093"/>], which in this case is <text:bookmark text:name="MJXc-Node-6096"/><text:bookmark text:name="MJXc-Node-6095"/><text:bookmark text:name="MJXc-Node-6094"/><text:bookmark text:name="MathJax-Element-865-Frame"/>λ<text:bookmark text:name="MJXc-Node-6097"/>[<text:bookmark text:name="MJXc-Node-6098"/>2<text:bookmark text:name="MJXc-Node-6099"/>]<text:bookmark text:name="MJXc-Node-6100"/>=<text:bookmark text:name="MJXc-Node-6101"/>1</text:p>
        </text:list-item>
      </text:list>
      <text:p text:style-name="P13"><text:span text:style-name="T1">[</text:span><text:span text:style-name="T2">Image of 2-layer ANN feedforward</text:span><text:span text:style-name="T1">]</text:span></text:p>
      <text:p text:style-name="Standard"/>
      <text:p text:style-name="P14">We can now express the above through an isometric diagram like the following (I have no software to do that, so it’s hand.drawn, though there is <text:a xlink:type="simple" xlink:href="https://github.com/HarisIqbal88/PlotNeuralNet" text:style-name="Internet_20_link" text:visited-style-name="Visited_20_Internet_20_Link">PlotNeuralNet</text:a> but I have no idea how it works). Note the indications of dimension sizes on each array.</text:p>
      <text:p text:style-name="Standard"/>
      <text:p text:style-name="P15">[Scanned Image]</text:p>
      <text:p text:style-name="P15"/>
      <text:p text:style-name="P15">Now the “depth” of the arrays always expresses the size of the batch and the matrixes <text:bookmark text:name="MJXc-Node-6105"/><text:bookmark text:name="MJXc-Node-6104"/><text:bookmark text:name="MJXc-Node-6103"/><text:bookmark text:name="MJXc-Node-6102"/><text:bookmark text:name="MathJax-Element-866-Frame"/>W<text:bookmark text:name="MJXc-Node-6108"/><text:bookmark text:name="MJXc-Node-6107"/><text:bookmark text:name="MJXc-Node-6106"/>[<text:bookmark text:name="MJXc-Node-6109"/>i<text:bookmark text:name="MJXc-Node-6110"/>] and <text:bookmark text:name="MJXc-Node-6114"/><text:bookmark text:name="MJXc-Node-6113"/><text:bookmark text:name="MJXc-Node-6112"/><text:bookmark text:name="MJXc-Node-6111"/><text:bookmark text:name="MathJax-Element-867-Frame"/>b<text:bookmark text:name="MJXc-Node-6117"/><text:bookmark text:name="MJXc-Node-6116"/><text:bookmark text:name="MJXc-Node-6115"/><text:span text:style-name="T3">[</text:span><text:bookmark text:name="MJXc-Node-6118"/><text:span text:style-name="T3">i</text:span><text:bookmark text:name="MJXc-Node-6119"/><text:span text:style-name="T3">]</text:span> are used to parametrize the transformations from one array to the next, but are not bound up with them.</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12:30:56.608703553</meta:creation-date>
    <meta:editing-duration>PT10S</meta:editing-duration>
    <meta:editing-cycles>2</meta:editing-cycles>
    <meta:generator>LibreOffice/24.8.5.2$Linux_X86_64 LibreOffice_project/480$Build-2</meta:generator>
    <dc:date>2025-03-23T12:31:04.378406689</dc:date>
    <meta:document-statistic meta:table-count="0" meta:image-count="1" meta:object-count="0" meta:page-count="2" meta:paragraph-count="37" meta:word-count="602" meta:character-count="3641" meta:non-whitespace-character-count="3077"/>
  </office:meta>
</office:document-meta>
</file>